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est_all_all_lstm_metrics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85009765625" calcext:value-type="float">
            <text:p>0.8500976562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30126953125" calcext:value-type="float">
            <text:p>0.30126953125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20361328125" calcext:value-type="float">
            <text:p>0.2036132812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-1" calcext:value-type="float">
            <text:p>-1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67724609375" calcext:value-type="float">
            <text:p>0.6772460937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-1" calcext:value-type="float">
            <text:p>-1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0927734375" calcext:value-type="float">
            <text:p>0.00927734375</text:p>
          </table:table-cell>
          <table:table-cell office:value-type="float" office:value="0.20361328125" calcext:value-type="float">
            <text:p>0.2036132812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5224609375" calcext:value-type="float">
            <text:p>0.05224609375</text:p>
          </table:table-cell>
          <table:table-cell table:style-name="ce1" office:value-type="float" office:value="0.04248046875" calcext:value-type="float">
            <text:p>0.0424804687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-1" calcext:value-type="float">
            <text:p>-1</text:p>
          </table:table-cell>
          <table:table-cell office:value-type="float" office:value="0.0771484375" calcext:value-type="float">
            <text:p>0.0771484375</text:p>
          </table:table-cell>
          <table:table-cell office:value-type="float" office:value="0.04248046875" calcext:value-type="float">
            <text:p>0.0424804687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2333984375" calcext:value-type="float">
            <text:p>0.2333984375</text:p>
          </table:table-cell>
          <table:table-cell table:style-name="ce1" office:value-type="float" office:value="0.00927734375" calcext:value-type="float">
            <text:p>0.00927734375</text:p>
          </table:table-cell>
          <table:table-cell office:value-type="float" office:value="0.0771484375" calcext:value-type="float">
            <text:p>0.0771484375</text:p>
          </table:table-cell>
          <table:table-cell office:value-type="float" office:value="-1" calcext:value-type="float">
            <text:p>-1</text:p>
          </table:table-cell>
          <table:table-cell office:value-type="float" office:value="0.0771484375" calcext:value-type="float">
            <text:p>0.077148437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20361328125" calcext:value-type="float">
            <text:p>0.20361328125</text:p>
          </table:table-cell>
          <table:table-cell table:style-name="ce1" office:value-type="float" office:value="0.04248046875" calcext:value-type="float">
            <text:p>0.04248046875</text:p>
          </table:table-cell>
          <table:table-cell office:value-type="float" office:value="0.0771484375" calcext:value-type="float">
            <text:p>0.077148437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7T14:36:38.726056619</dc:date>
    <meta:editing-duration>PT2M3S</meta:editing-duration>
    <meta:editing-cycles>1</meta:editing-cycles>
    <meta:document-statistic meta:table-count="1" meta:cell-count="64" meta:object-count="0"/>
    <meta:generator>LibreOffice/6.0.7.3$Linux_X86_64 LibreOffice_project/00m0$Build-3</meta:generator>
  </office:meta>
</office:document-meta>
</file>